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ackets Per Second</text:p>
          </table:table-cell>
          <table:table-cell office:value-type="string">
            <text:p>Average Delay</text:p>
          </table:table-cell>
          <table:table-cell/>
        </table:table-row>
        <table:table-row table:style-name="ro1">
          <table:table-cell office:value-type="float" office:value="0.025">
            <text:p>0.03</text:p>
          </table:table-cell>
          <table:table-cell office:value-type="string">
            <text:p>NaN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12.0010135302749">
            <text:p>-12</text:p>
          </table:table-cell>
          <table:table-cell>
            <draw:frame table:end-cell-address="Sheet1.K28" table:end-x="1.193cm" table:end-y="0.034cm" draw:z-index="0" draw:style-name="gr1" svg:width="18.933cm" svg:height="11.324cm" svg:x="0.325cm" svg:y="0cm">
              <draw:object draw:notify-on-update-of-ranges="Sheet1.A1:Sheet1.A1 Sheet1.B2:Sheet1.B81 Sheet1.B1:Sheet1.B1 Sheet1.A2:Sheet1.A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75">
            <text:p>0.08</text:p>
          </table:table-cell>
          <table:table-cell office:value-type="float" office:value="-5.9807420338242">
            <text:p>-5.98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3.97172843766091">
            <text:p>-3.97</text:p>
          </table:table-cell>
          <table:table-cell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-2.96396895371588">
            <text:p>-2.96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-2.35650343045556">
            <text:p>-2.36</text:p>
          </table:table-cell>
          <table:table-cell/>
        </table:table-row>
        <table:table-row table:style-name="ro1">
          <table:table-cell office:value-type="float" office:value="0.175">
            <text:p>0.18</text:p>
          </table:table-cell>
          <table:table-cell office:value-type="float" office:value="-1.94913546658916">
            <text:p>-1.95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1.65609308408951">
            <text:p>-1.66</text:p>
          </table:table-cell>
          <table:table-cell/>
        </table:table-row>
        <table:table-row table:style-name="ro1">
          <table:table-cell office:value-type="float" office:value="0.225">
            <text:p>0.23</text:p>
          </table:table-cell>
          <table:table-cell office:value-type="float" office:value="-1.43449801484638">
            <text:p>-1.43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-1.26053174353509">
            <text:p>-1.26</text:p>
          </table:table-cell>
          <table:table-cell/>
        </table:table-row>
        <table:table-row table:style-name="ro1">
          <table:table-cell office:value-type="float" office:value="0.275">
            <text:p>0.28</text:p>
          </table:table-cell>
          <table:table-cell office:value-type="float" office:value="-1.11990428368537">
            <text:p>-1.12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1.00352251783524">
            <text:p>-1</text:p>
          </table:table-cell>
          <table:table-cell/>
        </table:table-row>
        <table:table-row table:style-name="ro1">
          <table:table-cell office:value-type="float" office:value="0.325">
            <text:p>0.33</text:p>
          </table:table-cell>
          <table:table-cell office:value-type="float" office:value="-0.905324619538405">
            <text:p>-0.91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-0.821114072561675">
            <text:p>-0.82</text:p>
          </table:table-cell>
          <table:table-cell/>
        </table:table-row>
        <table:table-row table:style-name="ro1">
          <table:table-cell office:value-type="float" office:value="0.375">
            <text:p>0.38</text:p>
          </table:table-cell>
          <table:table-cell office:value-type="float" office:value="-0.74789343932141">
            <text:p>-0.75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0.683464642095338">
            <text:p>-0.68</text:p>
          </table:table-cell>
          <table:table-cell/>
        </table:table-row>
        <table:table-row table:style-name="ro1">
          <table:table-cell office:value-type="float" office:value="0.425">
            <text:p>0.43</text:p>
          </table:table-cell>
          <table:table-cell office:value-type="float" office:value="-0.626179148780418">
            <text:p>-0.63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-0.574776333612075">
            <text:p>-0.57</text:p>
          </table:table-cell>
          <table:table-cell/>
        </table:table-row>
        <table:table-row table:style-name="ro1">
          <table:table-cell office:value-type="float" office:value="0.475">
            <text:p>0.48</text:p>
          </table:table-cell>
          <table:table-cell office:value-type="float" office:value="-0.528275720502654">
            <text:p>-0.53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0.485903256424379">
            <text:p>-0.49</text:p>
          </table:table-cell>
          <table:table-cell/>
        </table:table-row>
        <table:table-row table:style-name="ro1">
          <table:table-cell office:value-type="float" office:value="0.525">
            <text:p>0.53</text:p>
          </table:table-cell>
          <table:table-cell office:value-type="float" office:value="-0.447039703733098">
            <text:p>-0.45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-0.411183778121581">
            <text:p>-0.41</text:p>
          </table:table-cell>
          <table:table-cell/>
        </table:table-row>
        <table:table-row table:style-name="ro1">
          <table:table-cell office:value-type="float" office:value="0.575">
            <text:p>0.58</text:p>
          </table:table-cell>
          <table:table-cell office:value-type="float" office:value="-0.377925340218834">
            <text:p>-0.3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0.346925580915169">
            <text:p>-0.35</text:p>
          </table:table-cell>
          <table:table-cell/>
        </table:table-row>
        <table:table-row table:style-name="ro1">
          <table:table-cell office:value-type="float" office:value="0.625">
            <text:p>0.63</text:p>
          </table:table-cell>
          <table:table-cell office:value-type="float" office:value="-0.31790216050583">
            <text:p>-0.32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-0.290617914539733">
            <text:p>-0.29</text:p>
          </table:table-cell>
          <table:table-cell/>
        </table:table-row>
        <table:table-row table:style-name="ro1">
          <table:table-cell office:value-type="float" office:value="0.675">
            <text:p>0.68</text:p>
          </table:table-cell>
          <table:table-cell office:value-type="float" office:value="-0.264872166078174">
            <text:p>-0.26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0.240493968609067">
            <text:p>-0.24</text:p>
          </table:table-cell>
          <table:table-cell/>
        </table:table-row>
        <table:table-row table:style-name="ro1">
          <table:table-cell office:value-type="float" office:value="0.725">
            <text:p>0.73</text:p>
          </table:table-cell>
          <table:table-cell office:value-type="float" office:value="-0.217336796940483">
            <text:p>-0.22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-0.195274336552925">
            <text:p>-0.2</text:p>
          </table:table-cell>
          <table:table-cell/>
        </table:table-row>
        <table:table-row table:style-name="ro1">
          <table:table-cell office:value-type="float" office:value="0.775">
            <text:p>0.78</text:p>
          </table:table-cell>
          <table:table-cell office:value-type="float" office:value="-0.174197115097585">
            <text:p>-0.17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0.154009785874598">
            <text:p>-0.15</text:p>
          </table:table-cell>
          <table:table-cell/>
        </table:table-row>
        <table:table-row table:style-name="ro1">
          <table:table-cell office:value-type="float" office:value="0.825">
            <text:p>0.83</text:p>
          </table:table-cell>
          <table:table-cell office:value-type="float" office:value="-0.134628920667889">
            <text:p>-0.13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-0.115981203889254">
            <text:p>-0.12</text:p>
          </table:table-cell>
          <table:table-cell/>
        </table:table-row>
        <table:table-row table:style-name="ro1">
          <table:table-cell office:value-type="float" office:value="0.875">
            <text:p>0.88</text:p>
          </table:table-cell>
          <table:table-cell office:value-type="float" office:value="-0.098001945407767">
            <text:p>-0.1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0806338483263813">
            <text:p>-0.08</text:p>
          </table:table-cell>
          <table:table-cell/>
        </table:table-row>
        <table:table-row table:style-name="ro1">
          <table:table-cell office:value-type="float" office:value="0.925">
            <text:p>0.93</text:p>
          </table:table-cell>
          <table:table-cell office:value-type="float" office:value="-0.063825982131902">
            <text:p>-0.06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475329223633245">
            <text:p>-0.05</text:p>
          </table:table-cell>
          <table:table-cell/>
        </table:table-row>
        <table:table-row table:style-name="ro1">
          <table:table-cell office:value-type="float" office:value="0.975">
            <text:p>0.98</text:p>
          </table:table-cell>
          <table:table-cell office:value-type="float" office:value="-0.0317140261236786">
            <text:p>-0.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16332819052886">
            <text:p>-0.02</text:p>
          </table:table-cell>
          <table:table-cell/>
        </table:table-row>
        <table:table-row table:style-name="ro1">
          <table:table-cell office:value-type="float" office:value="1.025">
            <text:p>1.03</text:p>
          </table:table-cell>
          <table:table-cell office:value-type="float" office:value="-0.00135647425570646">
            <text:p>0</text:p>
          </table:table-cell>
          <table:table-cell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132446325150656">
            <text:p>0.01</text:p>
          </table:table-cell>
          <table:table-cell/>
        </table:table-row>
        <table:table-row table:style-name="ro1">
          <table:table-cell office:value-type="float" office:value="1.075">
            <text:p>1.08</text:p>
          </table:table-cell>
          <table:table-cell office:value-type="float" office:value="0.0274973041295084">
            <text:p>0.03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414258501503771">
            <text:p>0.04</text:p>
          </table:table-cell>
          <table:table-cell/>
        </table:table-row>
        <table:table-row table:style-name="ro1">
          <table:table-cell office:value-type="float" office:value="1.125">
            <text:p>1.13</text:p>
          </table:table-cell>
          <table:table-cell office:value-type="float" office:value="0.0550523701657084">
            <text:p>0.06</text:p>
          </table:table-cell>
          <table:table-cell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683969993434116">
            <text:p>0.07</text:p>
          </table:table-cell>
          <table:table-cell/>
        </table:table-row>
        <table:table-row table:style-name="ro1">
          <table:table-cell office:value-type="float" office:value="1.175">
            <text:p>1.18</text:p>
          </table:table-cell>
          <table:table-cell office:value-type="float" office:value="0.0814781219567321">
            <text:p>0.08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943125576509254">
            <text:p>0.09</text:p>
          </table:table-cell>
          <table:table-cell/>
        </table:table-row>
        <table:table-row table:style-name="ro1">
          <table:table-cell office:value-type="float" office:value="1.225">
            <text:p>1.23</text:p>
          </table:table-cell>
          <table:table-cell office:value-type="float" office:value="0.106915724426417">
            <text:p>0.11</text:p>
          </table:table-cell>
          <table:table-cell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119301781664694">
            <text:p>0.12</text:p>
          </table:table-cell>
          <table:table-cell/>
        </table:table-row>
        <table:table-row table:style-name="ro1">
          <table:table-cell office:value-type="float" office:value="1.275">
            <text:p>1.28</text:p>
          </table:table-cell>
          <table:table-cell office:value-type="float" office:value="0.131483755990966">
            <text:p>0.13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143473652329354">
            <text:p>0.14</text:p>
          </table:table-cell>
          <table:table-cell/>
        </table:table-row>
        <table:table-row table:style-name="ro1">
          <table:table-cell office:value-type="float" office:value="1.325">
            <text:p>1.33</text:p>
          </table:table-cell>
          <table:table-cell office:value-type="float" office:value="0.155282552143933">
            <text:p>0.16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166920700558078">
            <text:p>0.17</text:p>
          </table:table-cell>
          <table:table-cell/>
        </table:table-row>
        <table:table-row table:style-name="ro1">
          <table:table-cell office:value-type="float" office:value="1.375">
            <text:p>1.38</text:p>
          </table:table-cell>
          <table:table-cell office:value-type="float" office:value="0.178397583793827">
            <text:p>0.18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189721998163254">
            <text:p>0.19</text:p>
          </table:table-cell>
          <table:table-cell/>
        </table:table-row>
        <table:table-row table:style-name="ro1">
          <table:table-cell office:value-type="float" office:value="1.425">
            <text:p>1.43</text:p>
          </table:table-cell>
          <table:table-cell office:value-type="float" office:value="0.200902111667877">
            <text:p>0.2</text:p>
          </table:table-cell>
          <table:table-cell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211945519113879">
            <text:p>0.21</text:p>
          </table:table-cell>
          <table:table-cell/>
        </table:table-row>
        <table:table-row table:style-name="ro1">
          <table:table-cell office:value-type="float" office:value="1.475">
            <text:p>1.48</text:p>
          </table:table-cell>
          <table:table-cell office:value-type="float" office:value="0.222859291525719">
            <text:p>0.22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33650020534615">
            <text:p>0.23</text:p>
          </table:table-cell>
          <table:table-cell/>
        </table:table-row>
        <table:table-row table:style-name="ro1">
          <table:table-cell office:value-type="float" office:value="1.525">
            <text:p>1.53</text:p>
          </table:table-cell>
          <table:table-cell office:value-type="float" office:value="0.244323858328145">
            <text:p>0.24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254886553670369">
            <text:p>0.25</text:p>
          </table:table-cell>
          <table:table-cell/>
        </table:table-row>
        <table:table-row table:style-name="ro1">
          <table:table-cell office:value-type="float" office:value="1.575">
            <text:p>1.58</text:p>
          </table:table-cell>
          <table:table-cell office:value-type="float" office:value="0.265343484436113">
            <text:p>0.27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275699687046734">
            <text:p>0.28</text:p>
          </table:table-cell>
          <table:table-cell/>
        </table:table-row>
        <table:table-row table:style-name="ro1">
          <table:table-cell office:value-type="float" office:value="1.625">
            <text:p>1.63</text:p>
          </table:table-cell>
          <table:table-cell office:value-type="float" office:value="0.285959883146274">
            <text:p>0.29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296128503815187">
            <text:p>0.3</text:p>
          </table:table-cell>
          <table:table-cell/>
        </table:table-row>
        <table:table-row table:style-name="ro1">
          <table:table-cell office:value-type="float" office:value="1.675">
            <text:p>1.68</text:p>
          </table:table-cell>
          <table:table-cell office:value-type="float" office:value="0.306209711582808">
            <text:p>0.31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316207420468551">
            <text:p>0.32</text:p>
          </table:table-cell>
          <table:table-cell/>
        </table:table-row>
        <table:table-row table:style-name="ro1">
          <table:table-cell office:value-type="float" office:value="1.725">
            <text:p>1.73</text:p>
          </table:table-cell>
          <table:table-cell office:value-type="float" office:value="0.326125314254761">
            <text:p>0.33</text:p>
          </table:table-cell>
          <table:table-cell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335966863170605">
            <text:p>0.34</text:p>
          </table:table-cell>
          <table:table-cell/>
        </table:table-row>
        <table:table-row table:style-name="ro1">
          <table:table-cell office:value-type="float" office:value="1.775">
            <text:p>1.78</text:p>
          </table:table-cell>
          <table:table-cell office:value-type="float" office:value="0.345735339145927">
            <text:p>0.35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355433829776028">
            <text:p>0.36</text:p>
          </table:table-cell>
          <table:table-cell/>
        </table:table-row>
        <table:table-row table:style-name="ro1">
          <table:table-cell office:value-type="float" office:value="1.825">
            <text:p>1.83</text:p>
          </table:table-cell>
          <table:table-cell office:value-type="float" office:value="0.36506525112271">
            <text:p>0.37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374632359463187">
            <text:p>0.37</text:p>
          </table:table-cell>
          <table:table-cell/>
        </table:table-row>
        <table:table-row table:style-name="ro1">
          <table:table-cell office:value-type="float" office:value="1.875">
            <text:p>1.88</text:p>
          </table:table-cell>
          <table:table-cell office:value-type="float" office:value="0.384137762086366">
            <text:p>0.38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393583927225429">
            <text:p>0.39</text:p>
          </table:table-cell>
          <table:table-cell/>
        </table:table-row>
        <table:table-row table:style-name="ro1">
          <table:table-cell office:value-type="float" office:value="1.925">
            <text:p>1.93</text:p>
          </table:table-cell>
          <table:table-cell office:value-type="float" office:value="0.402973193206262">
            <text:p>0.4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412307776883013">
            <text:p>0.41</text:p>
          </table:table-cell>
          <table:table-cell/>
        </table:table-row>
        <table:table-row table:style-name="ro1">
          <table:table-cell office:value-type="float" office:value="1.975">
            <text:p>1.98</text:p>
          </table:table-cell>
          <table:table-cell office:value-type="float" office:value="0.421589781424763">
            <text:p>0.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0821203510801">
            <text:p>0.4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6">06/02/2008</text:date>, <text:time>22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Benjamin Tatham</dc:creator>
    <dc:date>2008-02-06T22:00:4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934cm" svg:height="11.325cm" chart:class="chart:scatter" chart:style-name="ch1">
        <chart:legend chart:legend-position="top" svg:x="8.19cm" svg:y="0.226cm" chart:style-name="ch2"/>
        <chart:plot-area chart:style-name="ch3" table:cell-range-address="Sheet1.A1:Sheet1.B1 Sheet1.B1:Sheet1.B81 Sheet1.A2:Sheet1.A81" chart:data-source-has-labels="row" svg:x="0.378cm" svg:y="1.066cm" svg:width="17.799cm" svg:height="10.032cm"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1" chart:label-cell-address="Sheet1.B1:Sheet1.B1" chart:class="chart:scatter">
            <chart:domain table:cell-range-address="Sheet1.B2:Sheet1.B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 Dela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.#NAN">
                <text:p>1.#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12.0010135302749">
                <text:p>-12.00101353027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5.9807420338242">
                <text:p>-5.980742033824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3.97172843766091">
                <text:p>-3.971728437660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-2.96396895371588">
                <text:p>-2.963968953715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-2.35650343045556">
                <text:p>-2.356503430455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-1.94913546658916">
                <text:p>-1.9491354665891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-1.65609308408951">
                <text:p>-1.656093084089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-1.43449801484638">
                <text:p>-1.4344980148463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-1.26053174353509">
                <text:p>-1.260531743535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-1.11990428368537">
                <text:p>-1.1199042836853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-1.00352251783524">
                <text:p>-1.003522517835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-0.905324619538405">
                <text:p>-0.90532461953840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-0.821114072561675">
                <text:p>-0.82111407256167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-0.74789343932141">
                <text:p>-0.7478934393214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-0.683464642095338">
                <text:p>-0.6834646420953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-0.626179148780418">
                <text:p>-0.626179148780418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-0.574776333612075">
                <text:p>-0.5747763336120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-0.528275720502654">
                <text:p>-0.52827572050265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-0.485903256424379">
                <text:p>-0.485903256424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-0.447039703733098">
                <text:p>-0.44703970373309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-0.411183778121581">
                <text:p>-0.41118377812158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-0.377925340218834">
                <text:p>-0.37792534021883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-0.346925580915169">
                <text:p>-0.3469255809151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-0.31790216050583">
                <text:p>-0.3179021605058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-0.290617914539733">
                <text:p>-0.2906179145397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-0.264872166078174">
                <text:p>-0.264872166078174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-0.240493968609067">
                <text:p>-0.2404939686090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-0.217336796940483">
                <text:p>-0.217336796940483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-0.195274336552925">
                <text:p>-0.1952743365529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-0.174197115097585">
                <text:p>-0.17419711509758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-0.154009785874598">
                <text:p>-0.1540097858745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-0.134628920667889">
                <text:p>-0.13462892066788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-0.115981203889254">
                <text:p>-0.11598120388925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-0.098001945407767">
                <text:p>-0.09800194540776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-0.0806338483263813">
                <text:p>-0.08063384832638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-0.063825982131902">
                <text:p>-0.06382598213190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-0.0475329223633245">
                <text:p>-0.04753292236332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-0.0317140261236786">
                <text:p>-0.0317140261236786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-0.016332819052886">
                <text:p>-0.01633281905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-0.00135647425570646">
                <text:p>-0.00135647425570646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132446325150656">
                <text:p>0.01324463251506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274973041295084">
                <text:p>0.0274973041295084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414258501503771">
                <text:p>0.041425850150377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550523701657084">
                <text:p>0.055052370165708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683969993434116">
                <text:p>0.068396999343411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814781219567321">
                <text:p>0.0814781219567321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943125576509254">
                <text:p>0.09431255765092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106915724426417">
                <text:p>0.106915724426417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119301781664694">
                <text:p>0.11930178166469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131483755990966">
                <text:p>0.131483755990966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143473652329354">
                <text:p>0.14347365232935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155282552143933">
                <text:p>0.15528255214393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166920700558078">
                <text:p>0.1669207005580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178397583793827">
                <text:p>0.178397583793827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189721998163254">
                <text:p>0.18972199816325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200902111667877">
                <text:p>0.200902111667877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211945519113879">
                <text:p>0.21194551911387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222859291525719">
                <text:p>0.222859291525719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233650020534615">
                <text:p>0.23365002053461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244323858328145">
                <text:p>0.244323858328145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254886553670369">
                <text:p>0.25488655367036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265343484436113">
                <text:p>0.265343484436113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275699687046734">
                <text:p>0.27569968704673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285959883146274">
                <text:p>0.28595988314627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296128503815187">
                <text:p>0.29612850381518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306209711582808">
                <text:p>0.306209711582808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316207420468551">
                <text:p>0.31620742046855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326125314254761">
                <text:p>0.326125314254761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335966863170605">
                <text:p>0.33596686317060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345735339145927">
                <text:p>0.345735339145927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355433829776028">
                <text:p>0.35543382977602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36506525112271">
                <text:p>0.36506525112271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374632359463187">
                <text:p>0.37463235946318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384137762086366">
                <text:p>0.38413776208636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393583927225429">
                <text:p>0.3935839272254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402973193206262">
                <text:p>0.402973193206262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412307776883013">
                <text:p>0.41230777688301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421589781424763">
                <text:p>0.421589781424763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430821203510801">
                <text:p>0.43082120351080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